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8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6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mg9_qu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4" table:number-columns-repeated="2" table:default-cell-style-name="ce1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x coord_quad</text:p>
          </table:table-cell>
          <table:table-cell office:value-type="string" calcext:value-type="string">
            <text:p>y coord_quad</text:p>
          </table:table-cell>
          <table:table-cell office:value-type="string" calcext:value-type="string">
            <text:p>brightness</text:p>
          </table:table-cell>
          <table:table-cell/>
          <table:table-cell office:value-type="string" calcext:value-type="string">
            <text:p>x coord_lin</text:p>
          </table:table-cell>
          <table:table-cell office:value-type="string" calcext:value-type="string">
            <text:p>y coord_lin</text:p>
          </table:table-cell>
          <table:table-cell office:value-type="string" calcext:value-type="string">
            <text:p>brightness</text:p>
          </table:table-cell>
          <table:table-cell/>
          <table:table-cell table:style-name="Default" office:value-type="string" calcext:value-type="string">
            <text:p>x_data</text:p>
          </table:table-cell>
          <table:table-cell table:style-name="Default" office:value-type="string" calcext:value-type="string">
            <text:p>y_data</text:p>
          </table:table-cell>
          <table:table-cell office:value-type="string" calcext:value-type="string">
            <text:p>x_quad_err</text:p>
          </table:table-cell>
          <table:table-cell office:value-type="string" calcext:value-type="string">
            <text:p>x_lin_err</text:p>
          </table:table-cell>
          <table:table-cell office:value-type="string" calcext:value-type="string">
            <text:p>y_quad_err</text:p>
          </table:table-cell>
          <table:table-cell office:value-type="string" calcext:value-type="string">
            <text:p>y_lin_err</text:p>
          </table:table-cell>
        </table:table-row>
        <table:table-row table:style-name="ro2">
          <table:table-cell office:value-type="float" office:value="691.149113952262" calcext:value-type="float">
            <text:p>691.149113952262</text:p>
          </table:table-cell>
          <table:table-cell office:value-type="float" office:value="529.151706282201" calcext:value-type="float">
            <text:p>529.151706282201</text:p>
          </table:table-cell>
          <table:table-cell office:value-type="float" office:value="6.49540863177227" calcext:value-type="float">
            <text:p>6.49540863177227</text:p>
          </table:table-cell>
          <table:table-cell/>
          <table:table-cell office:value-type="float" office:value="691.083834028416" calcext:value-type="float">
            <text:p>691.083834028416</text:p>
          </table:table-cell>
          <table:table-cell office:value-type="float" office:value="529.004241181876" calcext:value-type="float">
            <text:p>529.004241181876</text:p>
          </table:table-cell>
          <table:table-cell office:value-type="float" office:value="6.49540863177227" calcext:value-type="float">
            <text:p>6.49540863177227</text:p>
          </table:table-cell>
          <table:table-cell/>
          <table:table-cell office:value-type="float" office:value="691.164917" calcext:value-type="float">
            <text:p>691.164917</text:p>
          </table:table-cell>
          <table:table-cell office:value-type="float" office:value="529.100769" calcext:value-type="float">
            <text:p>529.100769</text:p>
          </table:table-cell>
          <table:table-cell table:formula="of:=ABS([.A2]-[.I2])" office:value-type="float" office:value="0.0158030477376769" calcext:value-type="float">
            <text:p>0.0158030477376769</text:p>
          </table:table-cell>
          <table:table-cell table:formula="of:=ABS([.E2]-[.I2])" office:value-type="float" office:value="0.0810829715837826" calcext:value-type="float">
            <text:p>0.0810829715837826</text:p>
          </table:table-cell>
          <table:table-cell table:formula="of:=ABS([.B2]-[.J2])" office:value-type="float" office:value="0.0509372822008345" calcext:value-type="float">
            <text:p>0.0509372822008345</text:p>
          </table:table-cell>
          <table:table-cell table:formula="of:=ABS([.F2]-[.J2])" office:value-type="float" office:value="0.0965278181239455" calcext:value-type="float">
            <text:p>0.0965278181239455</text:p>
          </table:table-cell>
        </table:table-row>
        <table:table-row table:style-name="ro2">
          <table:table-cell office:value-type="float" office:value="653.898039215686" calcext:value-type="float">
            <text:p>653.898039215686</text:p>
          </table:table-cell>
          <table:table-cell office:value-type="float" office:value="454.270549407882" calcext:value-type="float">
            <text:p>454.270549407882</text:p>
          </table:table-cell>
          <table:table-cell office:value-type="float" office:value="3.36363636363636" calcext:value-type="float">
            <text:p>3.36363636363636</text:p>
          </table:table-cell>
          <table:table-cell/>
          <table:table-cell office:value-type="float" office:value="653.85257985258" calcext:value-type="float">
            <text:p>653.85257985258</text:p>
          </table:table-cell>
          <table:table-cell office:value-type="float" office:value="454.162162162162" calcext:value-type="float">
            <text:p>454.162162162162</text:p>
          </table:table-cell>
          <table:table-cell office:value-type="float" office:value="3.36363636363636" calcext:value-type="float">
            <text:p>3.36363636363636</text:p>
          </table:table-cell>
          <table:table-cell/>
          <table:table-cell office:value-type="float" office:value="653.8591919" calcext:value-type="float">
            <text:p>653.8591919</text:p>
          </table:table-cell>
          <table:table-cell office:value-type="float" office:value="454.1750793" calcext:value-type="float">
            <text:p>454.1750793</text:p>
          </table:table-cell>
          <table:table-cell table:formula="of:=ABS([.A3]-[.I3])" office:value-type="float" office:value="0.0388473156859845" calcext:value-type="float">
            <text:p>0.0388473156859845</text:p>
          </table:table-cell>
          <table:table-cell table:formula="of:=ABS([.E3]-[.I3])" office:value-type="float" office:value="0.00661204742016253" calcext:value-type="float">
            <text:p>0.00661204742016253</text:p>
          </table:table-cell>
          <table:table-cell table:formula="of:=ABS([.B3]-[.J3])" office:value-type="float" office:value="0.0954701078819653" calcext:value-type="float">
            <text:p>0.0954701078819653</text:p>
          </table:table-cell>
          <table:table-cell table:formula="of:=ABS([.F3]-[.J3])" office:value-type="float" office:value="0.0129171378376896" calcext:value-type="float">
            <text:p>0.0129171378376896</text:p>
          </table:table-cell>
        </table:table-row>
        <table:table-row table:style-name="ro2">
          <table:table-cell office:value-type="float" office:value="686.451920496595" calcext:value-type="float">
            <text:p>686.451920496595</text:p>
          </table:table-cell>
          <table:table-cell office:value-type="float" office:value="225.85515237576" calcext:value-type="float">
            <text:p>225.85515237576</text:p>
          </table:table-cell>
          <table:table-cell office:value-type="float" office:value="2.97107438016529" calcext:value-type="float">
            <text:p>2.97107438016529</text:p>
          </table:table-cell>
          <table:table-cell/>
          <table:table-cell office:value-type="float" office:value="686.428372739917" calcext:value-type="float">
            <text:p>686.428372739917</text:p>
          </table:table-cell>
          <table:table-cell office:value-type="float" office:value="225.670375521558" calcext:value-type="float">
            <text:p>225.670375521558</text:p>
          </table:table-cell>
          <table:table-cell office:value-type="float" office:value="2.97107438016529" calcext:value-type="float">
            <text:p>2.97107438016529</text:p>
          </table:table-cell>
          <table:table-cell/>
          <table:table-cell office:value-type="float" office:value="686.4324951" calcext:value-type="float">
            <text:p>686.4324951</text:p>
          </table:table-cell>
          <table:table-cell office:value-type="float" office:value="225.6757813" calcext:value-type="float">
            <text:p>225.6757813</text:p>
          </table:table-cell>
          <table:table-cell table:formula="of:=ABS([.A4]-[.I4])" office:value-type="float" office:value="0.01942539659467" calcext:value-type="float">
            <text:p>0.01942539659467</text:p>
          </table:table-cell>
          <table:table-cell table:formula="of:=ABS([.E4]-[.I4])" office:value-type="float" office:value="0.00412236008332911" calcext:value-type="float">
            <text:p>0.00412236008332911</text:p>
          </table:table-cell>
          <table:table-cell table:formula="of:=ABS([.B4]-[.J4])" office:value-type="float" office:value="0.179371075760002" calcext:value-type="float">
            <text:p>0.179371075760002</text:p>
          </table:table-cell>
          <table:table-cell table:formula="of:=ABS([.F4]-[.J4])" office:value-type="float" office:value="0.00540577844233781" calcext:value-type="float">
            <text:p>0.00540577844233781</text:p>
          </table:table-cell>
        </table:table-row>
        <table:table-row table:style-name="ro2">
          <table:table-cell office:value-type="float" office:value="616.374895468544" calcext:value-type="float">
            <text:p>616.374895468544</text:p>
          </table:table-cell>
          <table:table-cell office:value-type="float" office:value="275.976172855481" calcext:value-type="float">
            <text:p>275.976172855481</text:p>
          </table:table-cell>
          <table:table-cell office:value-type="float" office:value="1.68388429752066" calcext:value-type="float">
            <text:p>1.68388429752066</text:p>
          </table:table-cell>
          <table:table-cell/>
          <table:table-cell office:value-type="float" office:value="616.259509202454" calcext:value-type="float">
            <text:p>616.259509202454</text:p>
          </table:table-cell>
          <table:table-cell office:value-type="float" office:value="275.792024539877" calcext:value-type="float">
            <text:p>275.792024539877</text:p>
          </table:table-cell>
          <table:table-cell office:value-type="float" office:value="1.68388429752066" calcext:value-type="float">
            <text:p>1.68388429752066</text:p>
          </table:table-cell>
          <table:table-cell/>
          <table:table-cell office:value-type="float" office:value="616.3084106" calcext:value-type="float">
            <text:p>616.3084106</text:p>
          </table:table-cell>
          <table:table-cell office:value-type="float" office:value="275.8614197" calcext:value-type="float">
            <text:p>275.8614197</text:p>
          </table:table-cell>
          <table:table-cell table:formula="of:=ABS([.A5]-[.I5])" office:value-type="float" office:value="0.0664848685440802" calcext:value-type="float">
            <text:p>0.0664848685440802</text:p>
          </table:table-cell>
          <table:table-cell table:formula="of:=ABS([.E5]-[.I5])" office:value-type="float" office:value="0.0489013975460466" calcext:value-type="float">
            <text:p>0.0489013975460466</text:p>
          </table:table-cell>
          <table:table-cell table:formula="of:=ABS([.B5]-[.J5])" office:value-type="float" office:value="0.114753155481196" calcext:value-type="float">
            <text:p>0.114753155481196</text:p>
          </table:table-cell>
          <table:table-cell table:formula="of:=ABS([.F5]-[.J5])" office:value-type="float" office:value="0.0693951601227241" calcext:value-type="float">
            <text:p>0.0693951601227241</text:p>
          </table:table-cell>
        </table:table-row>
        <table:table-row table:style-name="ro2">
          <table:table-cell office:value-type="float" office:value="567.756612615813" calcext:value-type="float">
            <text:p>567.756612615813</text:p>
          </table:table-cell>
          <table:table-cell office:value-type="float" office:value="231.997287654974" calcext:value-type="float">
            <text:p>231.997287654974</text:p>
          </table:table-cell>
          <table:table-cell office:value-type="float" office:value="1.18677685950413" calcext:value-type="float">
            <text:p>1.18677685950413</text:p>
          </table:table-cell>
          <table:table-cell/>
          <table:table-cell office:value-type="float" office:value="567.811977715877" calcext:value-type="float">
            <text:p>567.811977715877</text:p>
          </table:table-cell>
          <table:table-cell office:value-type="float" office:value="231.867688022284" calcext:value-type="float">
            <text:p>231.867688022284</text:p>
          </table:table-cell>
          <table:table-cell office:value-type="float" office:value="1.18677685950413" calcext:value-type="float">
            <text:p>1.18677685950413</text:p>
          </table:table-cell>
          <table:table-cell/>
          <table:table-cell office:value-type="float" office:value="567.7631836" calcext:value-type="float">
            <text:p>567.7631836</text:p>
          </table:table-cell>
          <table:table-cell office:value-type="float" office:value="231.9572906" calcext:value-type="float">
            <text:p>231.9572906</text:p>
          </table:table-cell>
          <table:table-cell table:formula="of:=ABS([.A6]-[.I6])" office:value-type="float" office:value="0.00657098418730584" calcext:value-type="float">
            <text:p>0.00657098418730584</text:p>
          </table:table-cell>
          <table:table-cell table:formula="of:=ABS([.E6]-[.I6])" office:value-type="float" office:value="0.0487941158773992" calcext:value-type="float">
            <text:p>0.0487941158773992</text:p>
          </table:table-cell>
          <table:table-cell table:formula="of:=ABS([.B6]-[.J6])" office:value-type="float" office:value="0.0399970549737247" calcext:value-type="float">
            <text:p>0.0399970549737247</text:p>
          </table:table-cell>
          <table:table-cell table:formula="of:=ABS([.F6]-[.J6])" office:value-type="float" office:value="0.0896025777158798" calcext:value-type="float">
            <text:p>0.0896025777158798</text:p>
          </table:table-cell>
        </table:table-row>
        <table:table-row table:style-name="ro2">
          <table:table-cell office:value-type="float" office:value="213.990502064087" calcext:value-type="float">
            <text:p>213.990502064087</text:p>
          </table:table-cell>
          <table:table-cell office:value-type="float" office:value="594.312726780857" calcext:value-type="float">
            <text:p>594.312726780857</text:p>
          </table:table-cell>
          <table:table-cell office:value-type="float" office:value="0.907438016528925" calcext:value-type="float">
            <text:p>0.907438016528925</text:p>
          </table:table-cell>
          <table:table-cell/>
          <table:table-cell office:value-type="float" office:value="213.814207650273" calcext:value-type="float">
            <text:p>213.814207650273</text:p>
          </table:table-cell>
          <table:table-cell office:value-type="float" office:value="594.566484517304" calcext:value-type="float">
            <text:p>594.566484517304</text:p>
          </table:table-cell>
          <table:table-cell office:value-type="float" office:value="0.907438016528925" calcext:value-type="float">
            <text:p>0.907438016528925</text:p>
          </table:table-cell>
          <table:table-cell/>
          <table:table-cell office:value-type="float" office:value="213.9388885" calcext:value-type="float">
            <text:p>213.9388885</text:p>
          </table:table-cell>
          <table:table-cell office:value-type="float" office:value="594.303894" calcext:value-type="float">
            <text:p>594.303894</text:p>
          </table:table-cell>
          <table:table-cell table:formula="of:=ABS([.A7]-[.I7])" office:value-type="float" office:value="0.0516135640870914" calcext:value-type="float">
            <text:p>0.0516135640870914</text:p>
          </table:table-cell>
          <table:table-cell table:formula="of:=ABS([.E7]-[.I7])" office:value-type="float" office:value="0.124680849726758" calcext:value-type="float">
            <text:p>0.124680849726758</text:p>
          </table:table-cell>
          <table:table-cell table:formula="of:=ABS([.B7]-[.J7])" office:value-type="float" office:value="0.00883278085723305" calcext:value-type="float">
            <text:p>0.00883278085723305</text:p>
          </table:table-cell>
          <table:table-cell table:formula="of:=ABS([.F7]-[.J7])" office:value-type="float" office:value="0.262590517304147" calcext:value-type="float">
            <text:p>0.262590517304147</text:p>
          </table:table-cell>
        </table:table-row>
        <table:table-row table:style-name="ro2">
          <table:table-cell office:value-type="float" office:value="512.692329122943" calcext:value-type="float">
            <text:p>512.692329122943</text:p>
          </table:table-cell>
          <table:table-cell office:value-type="float" office:value="426.068108185257" calcext:value-type="float">
            <text:p>426.068108185257</text:p>
          </table:table-cell>
          <table:table-cell office:value-type="float" office:value="0.880165289256198" calcext:value-type="float">
            <text:p>0.880165289256198</text:p>
          </table:table-cell>
          <table:table-cell/>
          <table:table-cell office:value-type="float" office:value="512.666666666667" calcext:value-type="float">
            <text:p>512.666666666667</text:p>
          </table:table-cell>
          <table:table-cell office:value-type="float" office:value="426.169014084507" calcext:value-type="float">
            <text:p>426.169014084507</text:p>
          </table:table-cell>
          <table:table-cell office:value-type="float" office:value="0.880165289256198" calcext:value-type="float">
            <text:p>0.880165289256198</text:p>
          </table:table-cell>
          <table:table-cell/>
          <table:table-cell office:value-type="float" office:value="512.649292" calcext:value-type="float">
            <text:p>512.649292</text:p>
          </table:table-cell>
          <table:table-cell office:value-type="float" office:value="426.1206665" calcext:value-type="float">
            <text:p>426.1206665</text:p>
          </table:table-cell>
          <table:table-cell table:formula="of:=ABS([.A8]-[.I8])" office:value-type="float" office:value="0.0430371229427919" calcext:value-type="float">
            <text:p>0.0430371229427919</text:p>
          </table:table-cell>
          <table:table-cell table:formula="of:=ABS([.E8]-[.I8])" office:value-type="float" office:value="0.017374666666683" calcext:value-type="float">
            <text:p>0.017374666666683</text:p>
          </table:table-cell>
          <table:table-cell table:formula="of:=ABS([.B8]-[.J8])" office:value-type="float" office:value="0.0525583147433508" calcext:value-type="float">
            <text:p>0.0525583147433508</text:p>
          </table:table-cell>
          <table:table-cell table:formula="of:=ABS([.F8]-[.J8])" office:value-type="float" office:value="0.0483475845069847" calcext:value-type="float">
            <text:p>0.0483475845069847</text:p>
          </table:table-cell>
        </table:table-row>
        <table:table-row table:style-name="ro2">
          <table:table-cell office:value-type="float" office:value="409.363108030316" calcext:value-type="float">
            <text:p>409.363108030316</text:p>
          </table:table-cell>
          <table:table-cell office:value-type="float" office:value="259.601592245859" calcext:value-type="float">
            <text:p>259.601592245859</text:p>
          </table:table-cell>
          <table:table-cell office:value-type="float" office:value="0.857851239669422" calcext:value-type="float">
            <text:p>0.857851239669422</text:p>
          </table:table-cell>
          <table:table-cell/>
          <table:table-cell office:value-type="float" office:value="409.279383429672" calcext:value-type="float">
            <text:p>409.279383429672</text:p>
          </table:table-cell>
          <table:table-cell office:value-type="float" office:value="259.59344894027" calcext:value-type="float">
            <text:p>259.59344894027</text:p>
          </table:table-cell>
          <table:table-cell office:value-type="float" office:value="0.857851239669422" calcext:value-type="float">
            <text:p>0.857851239669422</text:p>
          </table:table-cell>
          <table:table-cell/>
          <table:table-cell office:value-type="float" office:value="409.3608704" calcext:value-type="float">
            <text:p>409.3608704</text:p>
          </table:table-cell>
          <table:table-cell office:value-type="float" office:value="259.5515137" calcext:value-type="float">
            <text:p>259.5515137</text:p>
          </table:table-cell>
          <table:table-cell table:formula="of:=ABS([.A9]-[.I9])" office:value-type="float" office:value="0.00223763031618773" calcext:value-type="float">
            <text:p>0.00223763031618773</text:p>
          </table:table-cell>
          <table:table-cell table:formula="of:=ABS([.E9]-[.I9])" office:value-type="float" office:value="0.0814869703275463" calcext:value-type="float">
            <text:p>0.0814869703275463</text:p>
          </table:table-cell>
          <table:table-cell table:formula="of:=ABS([.B9]-[.J9])" office:value-type="float" office:value="0.0500785458594919" calcext:value-type="float">
            <text:p>0.0500785458594919</text:p>
          </table:table-cell>
          <table:table-cell table:formula="of:=ABS([.F9]-[.J9])" office:value-type="float" office:value="0.0419352402697086" calcext:value-type="float">
            <text:p>0.0419352402697086</text:p>
          </table:table-cell>
        </table:table-row>
        <table:table-row table:style-name="ro2">
          <table:table-cell office:value-type="float" office:value="1005.28590250329" calcext:value-type="float">
            <text:p>1005.28590250329</text:p>
          </table:table-cell>
          <table:table-cell office:value-type="float" office:value="650.162055335969" calcext:value-type="float">
            <text:p>650.162055335969</text:p>
          </table:table-cell>
          <table:table-cell office:value-type="float" office:value="0.768595041322314" calcext:value-type="float">
            <text:p>0.768595041322314</text:p>
          </table:table-cell>
          <table:table-cell/>
          <table:table-cell office:value-type="float" office:value="1005.16129032258" calcext:value-type="float">
            <text:p>1005.16129032258</text:p>
          </table:table-cell>
          <table:table-cell office:value-type="float" office:value="650.075268817204" calcext:value-type="float">
            <text:p>650.075268817204</text:p>
          </table:table-cell>
          <table:table-cell office:value-type="float" office:value="0.768595041322314" calcext:value-type="float">
            <text:p>0.768595041322314</text:p>
          </table:table-cell>
          <table:table-cell/>
          <table:table-cell office:value-type="float" office:value="1005.217957" calcext:value-type="float">
            <text:p>1005.217957</text:p>
          </table:table-cell>
          <table:table-cell office:value-type="float" office:value="650.1749268" calcext:value-type="float">
            <text:p>650.1749268</text:p>
          </table:table-cell>
          <table:table-cell table:formula="of:=ABS([.A10]-[.I10])" office:value-type="float" office:value="0.0679455032937995" calcext:value-type="float">
            <text:p>0.0679455032937995</text:p>
          </table:table-cell>
          <table:table-cell table:formula="of:=ABS([.E10]-[.I10])" office:value-type="float" office:value="0.056666677419571" calcext:value-type="float">
            <text:p>0.056666677419571</text:p>
          </table:table-cell>
          <table:table-cell table:formula="of:=ABS([.B10]-[.J10])" office:value-type="float" office:value="0.0128714640313774" calcext:value-type="float">
            <text:p>0.0128714640313774</text:p>
          </table:table-cell>
          <table:table-cell table:formula="of:=ABS([.F10]-[.J10])" office:value-type="float" office:value="0.0996579827957476" calcext:value-type="float">
            <text:p>0.0996579827957476</text:p>
          </table:table-cell>
        </table:table-row>
        <table:table-row table:style-name="ro2">
          <table:table-cell office:value-type="float" office:value="460.425245098039" calcext:value-type="float">
            <text:p>460.425245098039</text:p>
          </table:table-cell>
          <table:table-cell office:value-type="float" office:value="637.232843137255" calcext:value-type="float">
            <text:p>637.232843137255</text:p>
          </table:table-cell>
          <table:table-cell office:value-type="float" office:value="0.56198347107438" calcext:value-type="float">
            <text:p>0.56198347107438</text:p>
          </table:table-cell>
          <table:table-cell/>
          <table:table-cell office:value-type="float" office:value="460.279411764706" calcext:value-type="float">
            <text:p>460.279411764706</text:p>
          </table:table-cell>
          <table:table-cell office:value-type="float" office:value="637.323529411765" calcext:value-type="float">
            <text:p>637.323529411765</text:p>
          </table:table-cell>
          <table:table-cell office:value-type="float" office:value="0.56198347107438" calcext:value-type="float">
            <text:p>0.56198347107438</text:p>
          </table:table-cell>
          <table:table-cell/>
          <table:table-cell office:value-type="float" office:value="460.4315796" calcext:value-type="float">
            <text:p>460.4315796</text:p>
          </table:table-cell>
          <table:table-cell office:value-type="float" office:value="637.3908691" calcext:value-type="float">
            <text:p>637.3908691</text:p>
          </table:table-cell>
          <table:table-cell table:formula="of:=ABS([.A11]-[.I11])" office:value-type="float" office:value="0.0063345019608505" calcext:value-type="float">
            <text:p>0.0063345019608505</text:p>
          </table:table-cell>
          <table:table-cell table:formula="of:=ABS([.E11]-[.I11])" office:value-type="float" office:value="0.152167835294165" calcext:value-type="float">
            <text:p>0.152167835294165</text:p>
          </table:table-cell>
          <table:table-cell table:formula="of:=ABS([.B11]-[.J11])" office:value-type="float" office:value="0.158025962745" calcext:value-type="float">
            <text:p>0.158025962745</text:p>
          </table:table-cell>
          <table:table-cell table:formula="of:=ABS([.F11]-[.J11])" office:value-type="float" office:value="0.067339688235279" calcext:value-type="float">
            <text:p>0.067339688235279</text:p>
          </table:table-cell>
        </table:table-row>
        <table:table-row table:style-name="ro2">
          <table:table-cell office:value-type="float" office:value="359.203253821005" calcext:value-type="float">
            <text:p>359.203253821005</text:p>
          </table:table-cell>
          <table:table-cell office:value-type="float" office:value="657.230555326926" calcext:value-type="float">
            <text:p>657.230555326926</text:p>
          </table:table-cell>
          <table:table-cell office:value-type="float" office:value="0.528925619834711" calcext:value-type="float">
            <text:p>0.528925619834711</text:p>
          </table:table-cell>
          <table:table-cell/>
          <table:table-cell office:value-type="float" office:value="359.0234375" calcext:value-type="float">
            <text:p>359.0234375</text:p>
          </table:table-cell>
          <table:table-cell office:value-type="float" office:value="657.6640625" calcext:value-type="float">
            <text:p>657.6640625</text:p>
          </table:table-cell>
          <table:table-cell office:value-type="float" office:value="0.528925619834711" calcext:value-type="float">
            <text:p>0.528925619834711</text:p>
          </table:table-cell>
          <table:table-cell/>
          <table:table-cell office:value-type="float" office:value="359.2613831" calcext:value-type="float">
            <text:p>359.2613831</text:p>
          </table:table-cell>
          <table:table-cell office:value-type="float" office:value="657.329895" calcext:value-type="float">
            <text:p>657.329895</text:p>
          </table:table-cell>
          <table:table-cell table:formula="of:=ABS([.A12]-[.I12])" office:value-type="float" office:value="0.0581292789951249" calcext:value-type="float">
            <text:p>0.0581292789951249</text:p>
          </table:table-cell>
          <table:table-cell table:formula="of:=ABS([.E12]-[.I12])" office:value-type="float" office:value="0.237945599999989" calcext:value-type="float">
            <text:p>0.237945599999989</text:p>
          </table:table-cell>
          <table:table-cell table:formula="of:=ABS([.B12]-[.J12])" office:value-type="float" office:value="0.0993396730743825" calcext:value-type="float">
            <text:p>0.0993396730743825</text:p>
          </table:table-cell>
          <table:table-cell table:formula="of:=ABS([.F12]-[.J12])" office:value-type="float" office:value="0.334167500000035" calcext:value-type="float">
            <text:p>0.334167500000035</text:p>
          </table:table-cell>
        </table:table-row>
        <table:table-row table:style-name="ro2">
          <table:table-cell office:value-type="float" office:value="410.536774173851" calcext:value-type="float">
            <text:p>410.536774173851</text:p>
          </table:table-cell>
          <table:table-cell office:value-type="float" office:value="497.928051877188" calcext:value-type="float">
            <text:p>497.928051877188</text:p>
          </table:table-cell>
          <table:table-cell office:value-type="float" office:value="0.46831955922865" calcext:value-type="float">
            <text:p>0.46831955922865</text:p>
          </table:table-cell>
          <table:table-cell/>
          <table:table-cell office:value-type="float" office:value="410.5" calcext:value-type="float">
            <text:p>410.5</text:p>
          </table:table-cell>
          <table:table-cell office:value-type="float" office:value="497.988235294118" calcext:value-type="float">
            <text:p>497.988235294118</text:p>
          </table:table-cell>
          <table:table-cell office:value-type="float" office:value="0.46831955922865" calcext:value-type="float">
            <text:p>0.46831955922865</text:p>
          </table:table-cell>
          <table:table-cell/>
          <table:table-cell office:value-type="float" office:value="410.5519104" calcext:value-type="float">
            <text:p>410.5519104</text:p>
          </table:table-cell>
          <table:table-cell office:value-type="float" office:value="497.7835083" calcext:value-type="float">
            <text:p>497.7835083</text:p>
          </table:table-cell>
          <table:table-cell table:formula="of:=ABS([.A13]-[.I13])" office:value-type="float" office:value="0.0151362261486838" calcext:value-type="float">
            <text:p>0.0151362261486838</text:p>
          </table:table-cell>
          <table:table-cell table:formula="of:=ABS([.E13]-[.I13])" office:value-type="float" office:value="0.0519103999999402" calcext:value-type="float">
            <text:p>0.0519103999999402</text:p>
          </table:table-cell>
          <table:table-cell table:formula="of:=ABS([.B13]-[.J13])" office:value-type="float" office:value="0.144543577188472" calcext:value-type="float">
            <text:p>0.144543577188472</text:p>
          </table:table-cell>
          <table:table-cell table:formula="of:=ABS([.F13]-[.J13])" office:value-type="float" office:value="0.204726994117607" calcext:value-type="float">
            <text:p>0.204726994117607</text:p>
          </table:table-cell>
        </table:table-row>
        <table:table-row table:style-name="ro2">
          <table:table-cell office:value-type="float" office:value="807.955752212389" calcext:value-type="float">
            <text:p>807.955752212389</text:p>
          </table:table-cell>
          <table:table-cell office:value-type="float" office:value="251.497345132743" calcext:value-type="float">
            <text:p>251.497345132743</text:p>
          </table:table-cell>
          <table:table-cell office:value-type="float" office:value="0.43801652892562" calcext:value-type="float">
            <text:p>0.43801652892562</text:p>
          </table:table-cell>
          <table:table-cell/>
          <table:table-cell office:value-type="float" office:value="808.018867924528" calcext:value-type="float">
            <text:p>808.018867924528</text:p>
          </table:table-cell>
          <table:table-cell office:value-type="float" office:value="251.509433962264" calcext:value-type="float">
            <text:p>251.509433962264</text:p>
          </table:table-cell>
          <table:table-cell office:value-type="float" office:value="0.43801652892562" calcext:value-type="float">
            <text:p>0.43801652892562</text:p>
          </table:table-cell>
          <table:table-cell/>
          <table:table-cell office:value-type="float" office:value="807.909729" calcext:value-type="float">
            <text:p>807.909729</text:p>
          </table:table-cell>
          <table:table-cell office:value-type="float" office:value="251.4675751" calcext:value-type="float">
            <text:p>251.4675751</text:p>
          </table:table-cell>
          <table:table-cell table:formula="of:=ABS([.A14]-[.I14])" office:value-type="float" office:value="0.0460232123894002" calcext:value-type="float">
            <text:p>0.0460232123894002</text:p>
          </table:table-cell>
          <table:table-cell table:formula="of:=ABS([.E14]-[.I14])" office:value-type="float" office:value="0.109138924528452" calcext:value-type="float">
            <text:p>0.109138924528452</text:p>
          </table:table-cell>
          <table:table-cell table:formula="of:=ABS([.B14]-[.J14])" office:value-type="float" office:value="0.0297700327433574" calcext:value-type="float">
            <text:p>0.0297700327433574</text:p>
          </table:table-cell>
          <table:table-cell table:formula="of:=ABS([.F14]-[.J14])" office:value-type="float" office:value="0.0418588622641494" calcext:value-type="float">
            <text:p>0.0418588622641494</text:p>
          </table:table-cell>
        </table:table-row>
        <table:table-row table:style-name="ro2">
          <table:table-cell office:value-type="float" office:value="873.008497244823" calcext:value-type="float">
            <text:p>873.008497244823</text:p>
          </table:table-cell>
          <table:table-cell office:value-type="float" office:value="529.985381976053" calcext:value-type="float">
            <text:p>529.985381976053</text:p>
          </table:table-cell>
          <table:table-cell office:value-type="float" office:value="0.421487603305785" calcext:value-type="float">
            <text:p>0.421487603305785</text:p>
          </table:table-cell>
          <table:table-cell/>
          <table:table-cell office:value-type="float" office:value="873.176470588235" calcext:value-type="float">
            <text:p>873.176470588235</text:p>
          </table:table-cell>
          <table:table-cell office:value-type="float" office:value="529.264705882353" calcext:value-type="float">
            <text:p>529.264705882353</text:p>
          </table:table-cell>
          <table:table-cell office:value-type="float" office:value="0.421487603305785" calcext:value-type="float">
            <text:p>0.421487603305785</text:p>
          </table:table-cell>
          <table:table-cell/>
          <table:table-cell office:value-type="float" office:value="872.8861694" calcext:value-type="float">
            <text:p>872.8861694</text:p>
          </table:table-cell>
          <table:table-cell office:value-type="float" office:value="530.4641113" calcext:value-type="float">
            <text:p>530.4641113</text:p>
          </table:table-cell>
          <table:table-cell table:formula="of:=ABS([.A15]-[.I15])" office:value-type="float" office:value="0.122327844822962" calcext:value-type="float">
            <text:p>0.122327844822962</text:p>
          </table:table-cell>
          <table:table-cell table:formula="of:=ABS([.E15]-[.I15])" office:value-type="float" office:value="0.290301188235276" calcext:value-type="float">
            <text:p>0.290301188235276</text:p>
          </table:table-cell>
          <table:table-cell table:formula="of:=ABS([.B15]-[.J15])" office:value-type="float" office:value="0.47872932394705" calcext:value-type="float">
            <text:p>0.47872932394705</text:p>
          </table:table-cell>
          <table:table-cell table:formula="of:=ABS([.F15]-[.J15])" office:value-type="float" office:value="1.19940541764709" calcext:value-type="float">
            <text:p>1.19940541764709</text:p>
          </table:table-cell>
        </table:table-row>
        <table:table-row table:style-name="ro2">
          <table:table-cell office:value-type="float" office:value="832.274509803922" calcext:value-type="float">
            <text:p>832.274509803922</text:p>
          </table:table-cell>
          <table:table-cell office:value-type="float" office:value="652.06862745098" calcext:value-type="float">
            <text:p>652.06862745098</text:p>
          </table:table-cell>
          <table:table-cell office:value-type="float" office:value="0.347107438016529" calcext:value-type="float">
            <text:p>0.347107438016529</text:p>
          </table:table-cell>
          <table:table-cell/>
          <table:table-cell office:value-type="float" office:value="832.380952380952" calcext:value-type="float">
            <text:p>832.380952380952</text:p>
          </table:table-cell>
          <table:table-cell office:value-type="float" office:value="652.452380952381" calcext:value-type="float">
            <text:p>652.452380952381</text:p>
          </table:table-cell>
          <table:table-cell office:value-type="float" office:value="0.347107438016529" calcext:value-type="float">
            <text:p>0.347107438016529</text:p>
          </table:table-cell>
          <table:table-cell/>
          <table:table-cell office:value-type="float" office:value="832.2158203" calcext:value-type="float">
            <text:p>832.2158203</text:p>
          </table:table-cell>
          <table:table-cell office:value-type="float" office:value="651.741394" calcext:value-type="float">
            <text:p>651.741394</text:p>
          </table:table-cell>
          <table:table-cell table:formula="of:=ABS([.A16]-[.I16])" office:value-type="float" office:value="0.0586895039215278" calcext:value-type="float">
            <text:p>0.0586895039215278</text:p>
          </table:table-cell>
          <table:table-cell table:formula="of:=ABS([.E16]-[.I16])" office:value-type="float" office:value="0.16513208095239" calcext:value-type="float">
            <text:p>0.16513208095239</text:p>
          </table:table-cell>
          <table:table-cell table:formula="of:=ABS([.B16]-[.J16])" office:value-type="float" office:value="0.32723345098043" calcext:value-type="float">
            <text:p>0.32723345098043</text:p>
          </table:table-cell>
          <table:table-cell table:formula="of:=ABS([.F16]-[.J16])" office:value-type="float" office:value="0.710986952380949" calcext:value-type="float">
            <text:p>0.710986952380949</text:p>
          </table:table-cell>
        </table:table-row>
        <table:table-row table:style-name="ro2">
          <table:table-cell office:value-type="float" office:value="179.194690265487" calcext:value-type="float">
            <text:p>179.194690265487</text:p>
          </table:table-cell>
          <table:table-cell office:value-type="float" office:value="414.557522123894" calcext:value-type="float">
            <text:p>414.557522123894</text:p>
          </table:table-cell>
          <table:table-cell office:value-type="float" office:value="0.322314049586777" calcext:value-type="float">
            <text:p>0.322314049586777</text:p>
          </table:table-cell>
          <table:table-cell/>
          <table:table-cell office:value-type="float" office:value="178.948717948718" calcext:value-type="float">
            <text:p>178.948717948718</text:p>
          </table:table-cell>
          <table:table-cell office:value-type="float" office:value="413.820512820513" calcext:value-type="float">
            <text:p>413.820512820513</text:p>
          </table:table-cell>
          <table:table-cell office:value-type="float" office:value="0.322314049586777" calcext:value-type="float">
            <text:p>0.322314049586777</text:p>
          </table:table-cell>
          <table:table-cell/>
          <table:table-cell office:value-type="float" office:value="179.211853" calcext:value-type="float">
            <text:p>179.211853</text:p>
          </table:table-cell>
          <table:table-cell office:value-type="float" office:value="415.0386963" calcext:value-type="float">
            <text:p>415.0386963</text:p>
          </table:table-cell>
          <table:table-cell table:formula="of:=ABS([.A17]-[.I17])" office:value-type="float" office:value="0.0171627345132777" calcext:value-type="float">
            <text:p>0.0171627345132777</text:p>
          </table:table-cell>
          <table:table-cell table:formula="of:=ABS([.E17]-[.I17])" office:value-type="float" office:value="0.263135051282035" calcext:value-type="float">
            <text:p>0.263135051282035</text:p>
          </table:table-cell>
          <table:table-cell table:formula="of:=ABS([.B17]-[.J17])" office:value-type="float" office:value="0.481174176106208" calcext:value-type="float">
            <text:p>0.481174176106208</text:p>
          </table:table-cell>
          <table:table-cell table:formula="of:=ABS([.F17]-[.J17])" office:value-type="float" office:value="1.21818347948721" calcext:value-type="float">
            <text:p>1.21818347948721</text:p>
          </table:table-cell>
        </table:table-row>
        <table:table-row table:style-name="ro2">
          <table:table-cell office:value-type="float" office:value="409.311111111111" calcext:value-type="float">
            <text:p>409.311111111111</text:p>
          </table:table-cell>
          <table:table-cell office:value-type="float" office:value="724.893333333333" calcext:value-type="float">
            <text:p>724.893333333333</text:p>
          </table:table-cell>
          <table:table-cell office:value-type="float" office:value="0.289256198347107" calcext:value-type="float">
            <text:p>0.289256198347107</text:p>
          </table:table-cell>
          <table:table-cell/>
          <table:table-cell office:value-type="float" office:value="409.742857142857" calcext:value-type="float">
            <text:p>409.742857142857</text:p>
          </table:table-cell>
          <table:table-cell office:value-type="float" office:value="724.942857142857" calcext:value-type="float">
            <text:p>724.942857142857</text:p>
          </table:table-cell>
          <table:table-cell office:value-type="float" office:value="0.289256198347107" calcext:value-type="float">
            <text:p>0.289256198347107</text:p>
          </table:table-cell>
          <table:table-cell/>
          <table:table-cell office:value-type="float" office:value="409.3122253" calcext:value-type="float">
            <text:p>409.3122253</text:p>
          </table:table-cell>
          <table:table-cell office:value-type="float" office:value="724.9605713" calcext:value-type="float">
            <text:p>724.9605713</text:p>
          </table:table-cell>
          <table:table-cell table:formula="of:=ABS([.A18]-[.I18])" office:value-type="float" office:value="0.00111418888877779" calcext:value-type="float">
            <text:p>0.00111418888877779</text:p>
          </table:table-cell>
          <table:table-cell table:formula="of:=ABS([.E18]-[.I18])" office:value-type="float" office:value="0.430631842857054" calcext:value-type="float">
            <text:p>0.430631842857054</text:p>
          </table:table-cell>
          <table:table-cell table:formula="of:=ABS([.B18]-[.J18])" office:value-type="float" office:value="0.0672379666665393" calcext:value-type="float">
            <text:p>0.0672379666665393</text:p>
          </table:table-cell>
          <table:table-cell table:formula="of:=ABS([.F18]-[.J18])" office:value-type="float" office:value="0.017714157142791" calcext:value-type="float">
            <text:p>0.017714157142791</text:p>
          </table:table-cell>
        </table:table-row>
        <table:table-row table:style-name="ro2">
          <table:table-cell office:value-type="float" office:value="448.29197080292" calcext:value-type="float">
            <text:p>448.29197080292</text:p>
          </table:table-cell>
          <table:table-cell office:value-type="float" office:value="151.919708029197" calcext:value-type="float">
            <text:p>151.919708029197</text:p>
          </table:table-cell>
          <table:table-cell office:value-type="float" office:value="0.239669421487603" calcext:value-type="float">
            <text:p>0.239669421487603</text:p>
          </table:table-cell>
          <table:table-cell/>
          <table:table-cell office:value-type="float" office:value="448.275862068966" calcext:value-type="float">
            <text:p>448.275862068966</text:p>
          </table:table-cell>
          <table:table-cell office:value-type="float" office:value="151.758620689655" calcext:value-type="float">
            <text:p>151.758620689655</text:p>
          </table:table-cell>
          <table:table-cell office:value-type="float" office:value="0.239669421487603" calcext:value-type="float">
            <text:p>0.239669421487603</text:p>
          </table:table-cell>
          <table:table-cell/>
          <table:table-cell office:value-type="float" office:value="448.3428955" calcext:value-type="float">
            <text:p>448.3428955</text:p>
          </table:table-cell>
          <table:table-cell office:value-type="float" office:value="151.843689" calcext:value-type="float">
            <text:p>151.843689</text:p>
          </table:table-cell>
          <table:table-cell table:formula="of:=ABS([.A19]-[.I19])" office:value-type="float" office:value="0.0509246970802906" calcext:value-type="float">
            <text:p>0.0509246970802906</text:p>
          </table:table-cell>
          <table:table-cell table:formula="of:=ABS([.E19]-[.I19])" office:value-type="float" office:value="0.0670334310344742" calcext:value-type="float">
            <text:p>0.0670334310344742</text:p>
          </table:table-cell>
          <table:table-cell table:formula="of:=ABS([.B19]-[.J19])" office:value-type="float" office:value="0.0760190291970559" calcext:value-type="float">
            <text:p>0.0760190291970559</text:p>
          </table:table-cell>
          <table:table-cell table:formula="of:=ABS([.F19]-[.J19])" office:value-type="float" office:value="0.0850683103448375" calcext:value-type="float">
            <text:p>0.0850683103448375</text:p>
          </table:table-cell>
        </table:table-row>
        <table:table-row table:style-name="ro2">
          <table:table-cell office:value-type="float" office:value="440.75641025641" calcext:value-type="float">
            <text:p>440.75641025641</text:p>
          </table:table-cell>
          <table:table-cell office:value-type="float" office:value="867.141025641026" calcext:value-type="float">
            <text:p>867.141025641026</text:p>
          </table:table-cell>
          <table:table-cell office:value-type="float" office:value="0.231404958677686" calcext:value-type="float">
            <text:p>0.231404958677686</text:p>
          </table:table-cell>
          <table:table-cell/>
          <table:table-cell office:value-type="float" office:value="440.964285714286" calcext:value-type="float">
            <text:p>440.964285714286</text:p>
          </table:table-cell>
          <table:table-cell office:value-type="float" office:value="866.892857142857" calcext:value-type="float">
            <text:p>866.892857142857</text:p>
          </table:table-cell>
          <table:table-cell office:value-type="float" office:value="0.231404958677686" calcext:value-type="float">
            <text:p>0.231404958677686</text:p>
          </table:table-cell>
          <table:table-cell/>
          <table:table-cell office:value-type="float" office:value="440.1716919" calcext:value-type="float">
            <text:p>440.1716919</text:p>
          </table:table-cell>
          <table:table-cell office:value-type="float" office:value="867.6641846" calcext:value-type="float">
            <text:p>867.6641846</text:p>
          </table:table-cell>
          <table:table-cell table:formula="of:=ABS([.A20]-[.I20])" office:value-type="float" office:value="0.584718356410292" calcext:value-type="float">
            <text:p>0.584718356410292</text:p>
          </table:table-cell>
          <table:table-cell table:formula="of:=ABS([.E20]-[.I20])" office:value-type="float" office:value="0.792593814285738" calcext:value-type="float">
            <text:p>0.792593814285738</text:p>
          </table:table-cell>
          <table:table-cell table:formula="of:=ABS([.B20]-[.J20])" office:value-type="float" office:value="0.523158958974364" calcext:value-type="float">
            <text:p>0.523158958974364</text:p>
          </table:table-cell>
          <table:table-cell table:formula="of:=ABS([.F20]-[.J20])" office:value-type="float" office:value="0.771327457142888" calcext:value-type="float">
            <text:p>0.771327457142888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office:value-type="string" calcext:value-type="string">
            <text:p>Top 10 avg_x</text:p>
          </table:table-cell>
          <table:table-cell table:style-name="Default" office:value-type="string" calcext:value-type="string">
            <text:p>top10 avg_y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lin</text:p>
          </table:table-cell>
          <table:table-cell table:style-name="Default" table:formula="of:=AVERAGE([.L2:.L11])" office:value-type="float" office:value="0.0621889891945443" calcext:value-type="float">
            <text:p>0.0621889891945443</text:p>
          </table:table-cell>
          <table:table-cell table:style-name="Default" table:formula="of:=AVERAGE([.N2:.N11])" office:value-type="float" office:value="0.0793719485354444" calcext:value-type="float">
            <text:p>0.079371948535444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quad</text:p>
          </table:table-cell>
          <table:table-cell table:style-name="Default" table:formula="of:=AVERAGE([.K2:.K11])" office:value-type="float" office:value="0.0318299935350439" calcext:value-type="float">
            <text:p>0.0318299935350439</text:p>
          </table:table-cell>
          <table:table-cell table:style-name="Default" table:formula="of:=AVERAGE([.M2:.M11])" office:value-type="float" office:value="0.0762895744534177" calcext:value-type="float">
            <text:p>0.076289574453417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img9_quad.E1:img9_quad.G20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5T23:40:14.715170782</dc:date>
    <meta:editing-duration>PT6M2S</meta:editing-duration>
    <meta:editing-cycles>2</meta:editing-cycles>
    <meta:generator>LibreOffice/7.3.7.2$Linux_X86_64 LibreOffice_project/30$Build-2</meta:generator>
    <meta:document-statistic meta:table-count="1" meta:cell-count="248" meta:object-count="0"/>
  </office:meta>
</office:document-meta>
</file>